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Liberation Sans" officeooo:rsid="005afaf1" officeooo:paragraph-rsid="004ded4c"/>
    </style:style>
    <style:style style:name="P3" style:family="paragraph" style:parent-style-name="Text_20_body">
      <style:text-properties style:font-name="Liberation Sans" officeooo:rsid="005afaf1" officeooo:paragraph-rsid="005afaf1"/>
    </style:style>
    <style:style style:name="P4" style:family="paragraph" style:parent-style-name="Text_20_body">
      <style:text-properties style:font-name="Liberation Sans" officeooo:rsid="003e9c06" officeooo:paragraph-rsid="004ded4c"/>
    </style:style>
    <style:style style:name="P5" style:family="paragraph" style:parent-style-name="Text_20_body">
      <style:text-properties style:font-name="Liberation Sans" style:text-underline-style="none" fo:font-weight="normal" officeooo:rsid="003e9c06" officeooo:paragraph-rsid="005afaf1" style:font-weight-asian="normal" style:font-weight-complex="normal"/>
    </style:style>
    <style:style style:name="P6" style:family="paragraph" style:parent-style-name="Text_20_body">
      <style:text-properties style:font-name="Liberation Sans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ans" fo:font-style="normal" style:text-underline-style="none" fo:font-weight="normal" officeooo:rsid="00413267" officeooo:paragraph-rsid="006c70eb" style:font-style-asian="normal" style:font-weight-asian="normal" style:font-style-complex="normal" style:font-weight-complex="normal"/>
    </style:style>
    <style:style style:name="P8" style:family="paragraph" style:parent-style-name="Title">
      <style:text-properties style:font-name="Liberation Sans" officeooo:rsid="004995eb" officeooo:paragraph-rsid="004995eb"/>
    </style:style>
    <style:style style:name="P9" style:family="paragraph" style:parent-style-name="Subtitle">
      <style:text-properties style:font-name="Liberation Sans"/>
    </style:style>
    <style:style style:name="P10" style:family="paragraph" style:parent-style-name="Standard" style:list-style-name="L1">
      <style:text-properties style:font-name="Liberation Sans" fo:font-style="normal" officeooo:rsid="006b00d2" officeooo:paragraph-rsid="006b00d2" style:font-style-asian="normal" style:font-style-complex="normal"/>
    </style:style>
    <style:style style:name="P11" style:family="paragraph" style:parent-style-name="Heading_20_1">
      <style:text-properties style:font-name="Liberation Sans" officeooo:rsid="003b1533" officeooo:paragraph-rsid="003b1533"/>
    </style:style>
    <style:style style:name="P12" style:family="paragraph" style:parent-style-name="Heading_20_1">
      <style:text-properties style:font-name="Liberation Sans"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5afaf1"/>
    </style:style>
    <style:style style:name="T4" style:family="text">
      <style:text-properties style:text-line-through-style="none" style:text-line-through-type="none" fo:font-style="normal" officeooo:rsid="005afaf1" style:font-style-asian="normal" style:font-style-complex="normal"/>
    </style:style>
    <style:style style:name="T5" style:family="text">
      <style:text-properties style:text-line-through-style="none" style:text-line-through-type="none" fo:font-style="normal" officeooo:rsid="006b6235" style:font-style-asian="normal" style:font-style-complex="normal"/>
    </style:style>
    <style:style style:name="T6" style:family="text">
      <style:text-properties style:text-line-through-style="none" style:text-line-through-type="none" fo:font-style="normal" officeooo:rsid="0073d81f" style:font-style-asian="normal" style:font-style-complex="normal"/>
    </style:style>
    <style:style style:name="T7" style:family="text">
      <style:text-properties style:text-line-through-style="none" style:text-line-through-type="none" fo:font-style="normal" officeooo:rsid="00789824" style:font-style-asian="normal" style:font-style-complex="normal"/>
    </style:style>
    <style:style style:name="T8" style:family="text">
      <style:text-properties officeooo:rsid="005cfac9"/>
    </style:style>
    <style:style style:name="T9" style:family="text">
      <style:text-properties officeooo:rsid="005fdc53"/>
    </style:style>
    <style:style style:name="T10" style:family="text">
      <style:text-properties officeooo:rsid="006ffcd6"/>
    </style:style>
    <style:style style:name="T11" style:family="text">
      <style:text-properties officeooo:rsid="007852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ynamoDB</text:span>: <text:span text:style-name="T3">realtime_staging</text:span></text:p>
      <text:p text:style-name="P9"><text:date style:data-style-name="N37" text:date-value="2017-02-22T11:17:54.974078591">22/02/17</text:date> </text:p>
      <text:h text:style-name="P11" text:outline-level="1">Summary</text:h>
      <text:p text:style-name="P2">Staging index for data used in realtime processing.</text:p>
      <text:p text:style-name="P3">wv_prep adds entries for completed odimh5 volumes ready for wv_process</text:p>
      <text:p text:style-name="P3">wv_process adds entries for completed data volumes ready for wv_kml</text:p>
      <text:p text:style-name="P3">Aims to reduce the number of queries needed to odimh5 index for processing realtime datasets</text:p>
      <text:h text:style-name="P12" text:outline-level="1">Database Structure</text:h>
      <text:p text:style-name="P4"><text:span text:style-name="T2">Table name</text:span>: <text:tab/><text:tab/><text:span text:style-name="T2">wxradar_realtime_staging</text:span></text:p>
      <text:p text:style-name="P5"><text:span text:style-name="T2">Partition Key</text:span>: <text:tab/><text:span text:style-name="T9">data_</text:span><text:span text:style-name="T4">type (string): </text:span><text:span text:style-name="T6">prep_</text:span><text:bookmark-start text:name="__DdeLink__262_1418331261"/><text:span text:style-name="T5">odimh5</text:span><text:bookmark-end text:name="__DdeLink__262_1418331261"/><text:span text:style-name="T5"> </text:span><text:span text:style-name="T7">or</text:span><text:span text:style-name="T5"> </text:span><text:bookmark-start text:name="__DdeLink__78_1583690193"/><text:span text:style-name="T6">process_odimh5</text:span><text:bookmark-end text:name="__DdeLink__78_1583690193"/></text:p>
      <text:p text:style-name="P7"><text:span text:style-name="T3">Attributes</text:span>:<text:tab/><text:tab/><text:bookmark-start text:name="__DdeLink__125_1621541618"/><text:span text:style-name="T8">data_</text:span><text:bookmark-end text:name="__DdeLink__125_1621541618"/><text:span text:style-name="T8">id (string): yyyy-mm-ddTHH:MM:SS_ID</text:span></text:p>
      <text:p text:style-name="P6">Attributes: </text:p>
      <text:list xml:id="list718917839091160462" text:style-name="L1">
        <text:list-item>
          <text:list>
            <text:list-item>
              <text:p text:style-name="P10"><text:span text:style-name="T11">data</text:span><text:bookmark-start text:name="__DdeLink__270_1418331261"/><text:bookmark-start text:name="__DdeLink__260_1418331261"/>_<text:bookmark-end text:name="__DdeLink__270_1418331261"/><text:bookmark-end text:name="__DdeLink__260_1418331261"/><text:span text:style-name="T10">ffn (string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2-22T11:17:54.933980558</dc:date>
    <meta:editing-duration>PT11H17M40S</meta:editing-duration>
    <meta:editing-cycles>67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1" meta:paragraph-count="14" meta:word-count="70" meta:character-count="529" meta:non-whitespace-character-count="470"/>
  </office:meta>
</office:document-meta>
</file>